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lancing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oints</text:p>
          </table:table-cell>
          <table:table-cell office:value-type="string">
            <text:p>ti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</table:table-row>
      </table:table>
      <table:table table:name="PeopleStat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reeting</text:p>
          </table:table-cell>
          <table:table-cell office:value-type="string">
            <text:p>timeFactor</text:p>
          </table:table-cell>
        </table:table-row>
        <table:table-row table:style-name="ro1">
          <table:table-cell office:value-type="string">
            <text:p>wife</text:p>
          </table:table-cell>
          <table:table-cell office:value-type="string">
            <text:p>hu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oss</text:p>
          </table:table-cell>
          <table:table-cell office:value-type="string">
            <text:p>shak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iend</text:p>
          </table:table-cell>
          <table:table-cell office:value-type="string">
            <text:p>bum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other</text:p>
          </table:table-cell>
          <table:table-cell office:value-type="string">
            <text:p>hug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1.05.2018</text:date>, <text:time>23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3S</meta:editing-duration>
    <meta:editing-cycles>7</meta:editing-cycles>
    <meta:generator>OpenOffice/4.1.4$Win32 OpenOffice.org_project/414m4$Build-9787</meta:generator>
    <dc:date>2018-05-21T23:47:45.07</dc:date>
    <dc:creator>Dominik Hirsch</dc:creator>
    <meta:document-statistic meta:table-count="2" meta:cell-count="27" meta:object-count="0"/>
    <meta:user-defined meta:name="Info 1"/>
    <meta:user-defined meta:name="Info 2"/>
    <meta:user-defined meta:name="Info 3"/>
    <meta:user-defined meta:name="Info 4"/>
  </office:meta>
</office:document-meta>
</file>